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4c11e" officeooo:paragraph-rsid="001ba37e"/>
    </style:style>
    <style:style style:name="P2" style:family="paragraph" style:parent-style-name="Standard">
      <style:text-properties officeooo:rsid="0024c11e" officeooo:paragraph-rsid="002d52cf"/>
    </style:style>
    <style:style style:name="P3" style:family="paragraph" style:parent-style-name="Standard">
      <style:text-properties officeooo:rsid="00302f2c" officeooo:paragraph-rsid="00302f2c"/>
    </style:style>
    <style:style style:name="P4" style:family="paragraph" style:parent-style-name="Standard">
      <style:text-properties officeooo:rsid="003160a6" officeooo:paragraph-rsid="003160a6"/>
    </style:style>
    <style:style style:name="P5" style:family="paragraph" style:parent-style-name="Standard">
      <style:text-properties officeooo:rsid="003160a6" officeooo:paragraph-rsid="003edc57"/>
    </style:style>
    <style:style style:name="P6" style:family="paragraph" style:parent-style-name="Standard">
      <style:text-properties officeooo:rsid="00343198" officeooo:paragraph-rsid="00343198"/>
    </style:style>
    <style:style style:name="P7" style:family="paragraph" style:parent-style-name="Standard">
      <style:text-properties officeooo:rsid="0035c194" officeooo:paragraph-rsid="0035c194"/>
    </style:style>
    <style:style style:name="P8" style:family="paragraph" style:parent-style-name="Standard">
      <style:text-properties officeooo:rsid="0038bd20" officeooo:paragraph-rsid="0038bd20"/>
    </style:style>
    <style:style style:name="P9" style:family="paragraph" style:parent-style-name="Standard">
      <style:text-properties officeooo:rsid="003a4c5c" officeooo:paragraph-rsid="003a4c5c"/>
    </style:style>
    <style:style style:name="P10" style:family="paragraph" style:parent-style-name="Standard">
      <style:text-properties officeooo:rsid="003ac2a1" officeooo:paragraph-rsid="003ac2a1"/>
    </style:style>
    <style:style style:name="P11" style:family="paragraph" style:parent-style-name="Standard">
      <style:text-properties officeooo:rsid="003bc8af" officeooo:paragraph-rsid="003bc8af"/>
    </style:style>
    <style:style style:name="P12" style:family="paragraph" style:parent-style-name="Standard">
      <style:text-properties officeooo:rsid="003bc8af" officeooo:paragraph-rsid="0040229f"/>
    </style:style>
    <style:style style:name="P13" style:family="paragraph" style:parent-style-name="Standard">
      <style:text-properties officeooo:rsid="003bc8af" officeooo:paragraph-rsid="00442c38"/>
    </style:style>
    <style:style style:name="P14" style:family="paragraph" style:parent-style-name="Standard">
      <style:text-properties officeooo:rsid="003bc8af" officeooo:paragraph-rsid="0045bc55"/>
    </style:style>
    <style:style style:name="P15" style:family="paragraph" style:parent-style-name="Standard">
      <style:text-properties officeooo:paragraph-rsid="0040229f"/>
    </style:style>
    <style:style style:name="P16" style:family="paragraph" style:parent-style-name="Standard" style:list-style-name="L1">
      <style:text-properties officeooo:rsid="003bc8af" officeooo:paragraph-rsid="0040229f"/>
    </style:style>
    <style:style style:name="T1" style:family="text">
      <style:text-properties officeooo:rsid="002889bf"/>
    </style:style>
    <style:style style:name="T2" style:family="text">
      <style:text-properties officeooo:rsid="0029e458"/>
    </style:style>
    <style:style style:name="T3" style:family="text">
      <style:text-properties officeooo:rsid="002d52cf"/>
    </style:style>
    <style:style style:name="T4" style:family="text">
      <style:text-properties officeooo:rsid="002ebc63"/>
    </style:style>
    <style:style style:name="T5" style:family="text">
      <style:text-properties officeooo:rsid="00302f2c"/>
    </style:style>
    <style:style style:name="T6" style:family="text">
      <style:text-properties officeooo:rsid="003777f8"/>
    </style:style>
    <style:style style:name="T7" style:family="text">
      <style:text-properties officeooo:rsid="0038bd20"/>
    </style:style>
    <style:style style:name="T8" style:family="text">
      <style:text-properties officeooo:rsid="003ced89"/>
    </style:style>
    <style:style style:name="T9" style:family="text">
      <style:text-properties officeooo:rsid="003d02c3"/>
    </style:style>
    <style:style style:name="T10" style:family="text">
      <style:text-properties officeooo:rsid="003d4798"/>
    </style:style>
    <style:style style:name="T11" style:family="text">
      <style:text-properties officeooo:rsid="003edc57"/>
    </style:style>
    <style:style style:name="T12" style:family="text">
      <style:text-properties officeooo:rsid="00412857"/>
    </style:style>
    <style:style style:name="T13" style:family="text">
      <style:text-properties officeooo:rsid="004360e1"/>
    </style:style>
    <style:style style:name="T14" style:family="text">
      <style:text-properties officeooo:rsid="00442c38"/>
    </style:style>
    <style:style style:name="T15" style:family="text">
      <style:text-properties officeooo:rsid="0046767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t;foo=bar</text:p>
      <text:p text:style-name="P1">&gt;echo "$foo" → <text:span text:style-name="T1">bar</text:span></text:p>
      <text:p text:style-name="P1">echo '$foo' → $foo</text:p>
      <text:p text:style-name="P1">Note that foo = bar will not work since it is interpreted as calling the foo program with arguments = and bar.</text:p>
      <text:p text:style-name="P1">&gt;<text:span text:style-name="T3">echo “Value is $foo” → Value is bar</text:span></text:p>
      <text:p text:style-name="P2">&gt;<text:span text:style-name="T3">echo ‘Value is $foo’ → Value is $foo</text:span></text:p>
      <text:p text:style-name="P1">mcd () { <text:s/><text:span text:style-name="T4"># to save ESC + :w</text:span></text:p>
      <text:p text:style-name="P1"><text:s text:c="4"/>mkdir -p "$1"</text:p>
      <text:p text:style-name="P1"><text:s text:c="4"/>cd "$1"</text:p>
      <text:p text:style-name="P1">} <text:s/><text:span text:style-name="T2"># Here $1 is the first argument to the script/function.</text:span></text:p>
      <text:p text:style-name="P3">source mcd.sh</text:p>
      <text:p text:style-name="P3">mcd test</text:p>
      <text:p text:style-name="P1"/>
      <text:p text:style-name="P1">$0 - Name of the script</text:p>
      <text:p text:style-name="P1">$1 to $9 - Arguments to the script. $1 is the first argument and so on.</text:p>
      <text:p text:style-name="P1">$@ - All the arguments</text:p>
      <text:p text:style-name="P1">$# - Number of arguments</text:p>
      <text:p text:style-name="P1">$? - Return code of the previous command</text:p>
      <text:p text:style-name="P1">$$ - Process identification number (PID) for the current script</text:p>
      <text:p text:style-name="P1">!! - Entire last command, including arguments. A common pattern is to execute a command only for it to fail due to missing permissions; you can quickly re-execute the command with sudo by doing sudo !!</text:p>
      <text:p text:style-name="P1">$_ - Last argument from the last command. If you are in an interactive shell, you can also quickly get this value by typing Esc followed by . or Alt+.</text:p>
      <text:p text:style-name="P1"/>
      <text:p text:style-name="P3">&gt;true</text:p>
      <text:p text:style-name="P3">&gt;echo $?</text:p>
      <text:p text:style-name="P3">0</text:p>
      <text:p text:style-name="P3">&gt;false</text:p>
      <text:p text:style-name="P3">&gt;echo $?</text:p>
      <text:p text:style-name="P3">1</text:p>
      <text:p text:style-name="P3"/>
      <text:p text:style-name="P1">&gt;false || echo "Oops, fail" <text:s/>→ <text:span text:style-name="T5">or means that run first one if not then run second one</text:span></text:p>
      <text:p text:style-name="P1"># Oops, fail</text:p>
      <text:p text:style-name="P1">&gt;true || echo "Will not be printed"</text:p>
      <text:p text:style-name="P1">#</text:p>
      <text:p text:style-name="P1">&gt;true &amp;&amp; echo "Things went well" <text:s/>→ <text:span text:style-name="T5">run second one if first one run w/o error</text:span></text:p>
      <text:p text:style-name="P1"># Things went well</text:p>
      <text:p text:style-name="P1">&gt;false &amp;&amp; echo "Will not be printed"</text:p>
      <text:p text:style-name="P1">#</text:p>
      <text:p text:style-name="P1">&gt;true ; echo "This will always run"</text:p>
      <text:p text:style-name="P1"># This will always run</text:p>
      <text:p text:style-name="P1">&gt;false ; echo "This will always run"</text:p>
      <text:p text:style-name="P1"># This will always run</text:p>
      <text:p text:style-name="P1"/>
      <text:p text:style-name="P4">&gt;foo=$(pwd)</text:p>
      <text:p text:style-name="P4">&gt;echo $foo</text:p>
      <text:p text:style-name="P4"/>
      <text:p text:style-name="P4">&gt;for file in $(ls) <text:s/><text:span text:style-name="T11"># command substitution</text:span></text:p>
      <text:p text:style-name="P5"><text:soft-page-break/>&gt;cat &lt;(ls) &lt;(ls ..) <text:s/><text:span text:style-name="T11"># process substitution: &lt;( CMD ) will execute CMD and place the output in a temporary file and substitute the &lt;() with that file’s name. This is useful when commands expect values to be passed by file instead of by STDIN. For example, diff &lt;(ls foo) &lt;(ls bar).</text:span></text:p>
      <text:p text:style-name="P4"/>
      <text:p text:style-name="P10">&gt;shellcheck mcd.sh</text:p>
      <text:p text:style-name="P6"/>
      <text:p text:style-name="P6">&gt;ls project*</text:p>
      <text:p text:style-name="P6">project1 project2 project42</text:p>
      <text:p text:style-name="P6">&gt;ls project?</text:p>
      <text:p text:style-name="P6">project1 project2</text:p>
      <text:p text:style-name="P6"/>
      <text:p text:style-name="P7">&gt;convert image.png image.jpg <text:s/>== <text:s/>convert image.{png,jpg}</text:p>
      <text:p text:style-name="P7">&gt;<text:span text:style-name="T6">touch project{1,2}/src/test/test{1,2,3}.py <text:s/># cartesian product of them</text:span></text:p>
      <text:p text:style-name="P7">&gt;<text:span text:style-name="T7">mkdir foo bar</text:span></text:p>
      <text:p text:style-name="P7">&gt;<text:span text:style-name="T7">touch {foo,bar}/{a..j} <text:s/># all comb. a to j</text:span></text:p>
      <text:p text:style-name="P7">&gt;<text:span text:style-name="T7">touch foo/x bar/y</text:span></text:p>
      <text:p text:style-name="P8">&gt;diff &lt;(ls foo) &lt;(ls bar)</text:p>
      <text:p text:style-name="P8"/>
      <text:p text:style-name="P9">shebang line is needed when ./script.py a s d</text:p>
      <text:p text:style-name="P9"/>
      <text:p text:style-name="P11">&gt;find . -name src -type d <text:s/><text:span text:style-name="T13"># -iname for case-insensitivity </text:span></text:p>
      <text:p text:style-name="P11">&gt;find . -path ‘*/test/*.py’ -type f</text:p>
      <text:p text:style-name="P11">&gt;find . -mtime -1 <text:s/># modified in the last day</text:p>
      <text:p text:style-name="P11"># Find all zip files with size in range 500k to 10M</text:p>
      <text:p text:style-name="P11">&gt;find . -size +500k -size -10M -name '*.tar.gz'</text:p>
      <text:p text:style-name="P11">&gt;find . -name “*.tmp” -exec rm {} \;</text:p>
      <text:p text:style-name="P11"># Find all PNG files and convert them to JPG</text:p>
      <text:p text:style-name="P11">&gt;find . -name '*.png' -exec convert {} {}.jpg \;</text:p>
      <text:p text:style-name="P11"/>
      <text:p text:style-name="P11">&gt;<text:span text:style-name="T8">grep -R foobar . <text:s/># search recursively</text:span></text:p>
      <text:p text:style-name="P13">&gt;<text:span text:style-name="T14">grep -v <text:s/># </text:span><text:span text:style-name="T8">--files-without-match</text:span></text:p>
      <text:p text:style-name="P11"/>
      <text:p text:style-name="P11">&gt;<text:span text:style-name="T8">rg “import os” -t py -C 5 --</text:span><text:span text:style-name="T9">stats </text:span><text:span text:style-name="T8">~/scratch</text:span></text:p>
      <text:p text:style-name="P11">&gt;<text:span text:style-name="T8">rg -u --files-without-match “^#/!” -t sh <text:s/>→ -u means don’t ignore hidden files</text:span></text:p>
      <text:p text:style-name="P14">&gt;rg foo -A 5 <text:s/># Find all matches of foo and print the following 5 lines</text:p>
      <text:p text:style-name="P11"/>
      <text:p text:style-name="P11">&gt;<text:span text:style-name="T10">cat example.py | fzf <text:s/>→ interactively search</text:span></text:p>
      <text:p text:style-name="P11"/>
      <text:p text:style-name="P11">&gt;<text:span text:style-name="T12">nnn <text:s/>→ walk through directories</text:span></text:p>
      <text:p text:style-name="P11"/>
      <text:p text:style-name="P12">Some differences between shell functions and scripts that you should keep in mind are:</text:p>
      <text:list xml:id="list1412592407" text:style-name="L1">
        <text:list-item>
          <text:p text:style-name="P16">Functions have to be in the same language as the shell, while scripts can be written in any language. This is why including a shebang for scripts is important.</text:p>
        </text:list-item>
        <text:list-item>
          <text:p text:style-name="P16">Functions are loaded once when their definition is read. Scripts are loaded every time they are executed. This makes functions slightly faster to load, but whenever you change them you will have to reload their definition.</text:p>
        </text:list-item>
        <text:list-item>
          <text:p text:style-name="P16">Functions are executed in the current shell environment whereas scripts execute in their own process. Thus, functions can modify environment variables, e.g. change your current directory, whereas scripts can’t. Scripts will be passed by value environment variables that have been exported using export</text:p>
        </text:list-item>
        <text:list-item>
          <text:p text:style-name="P16"><text:soft-page-break/>As with any programming language, functions are a powerful construct to achieve modularity, code reuse, and clarity of shell code. Often shell scripts will include their own function definitions.</text:p>
        </text:list-item>
      </text:list>
      <text:p text:style-name="P15"/>
      <text:p text:style-name="P15">&gt;ln <text:s/><text:span text:style-name="T15">#</text:span> make links between fi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8:11:47.305414563</meta:creation-date>
    <meta:generator>LibreOffice/7.3.5.2$Linux_X86_64 LibreOffice_project/30$Build-2</meta:generator>
    <dc:date>2022-09-02T16:57:50.214661749</dc:date>
    <meta:editing-duration>PT4H53M56S</meta:editing-duration>
    <meta:editing-cycles>26</meta:editing-cycles>
    <meta:document-statistic meta:table-count="0" meta:image-count="0" meta:object-count="0" meta:page-count="3" meta:paragraph-count="75" meta:word-count="693" meta:character-count="3775" meta:non-whitespace-character-count="3136"/>
  </office:meta>
</office:document-meta>
</file>